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23c228" officeooo:paragraph-rsid="00147795"/>
    </style:style>
    <style:style style:name="P2" style:family="paragraph" style:parent-style-name="Text_20_body">
      <style:text-properties officeooo:rsid="00226f09" officeooo:paragraph-rsid="00147795"/>
    </style:style>
    <style:style style:name="P3" style:family="paragraph" style:parent-style-name="Text_20_body">
      <style:text-properties officeooo:rsid="0022f590" officeooo:paragraph-rsid="00147795"/>
    </style:style>
    <style:style style:name="P4" style:family="paragraph" style:parent-style-name="Text_20_body">
      <style:text-properties officeooo:paragraph-rsid="00147795"/>
    </style:style>
    <style:style style:name="T1" style:family="text">
      <style:text-properties officeooo:rsid="00210710"/>
    </style:style>
    <style:style style:name="T2" style:family="text">
      <style:text-properties officeooo:rsid="000400e1"/>
    </style:style>
    <style:style style:name="T3" style:family="text">
      <style:text-properties fo:color="#000000" loext:opacity="100%" officeooo:rsid="00210710"/>
    </style:style>
    <style:style style:name="T4" style:family="text">
      <style:text-properties officeooo:rsid="00226f0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1) The roots √वद् ‘to speak’ and √शुच् both belong to Class I. Form the 3rd Sg Pres of each.</text:p>
      <text:p text:style-name="P4">वदति शोचति</text:p>
      <text:p text:style-name="P4">2) Form the 3rd Sg Pres and translate the following roots:</text:p>
      <text:p text:style-name="P4">Example: √पत् –› पतति ‘falls’</text:p>
      <text:p text:style-name="P4">१) √कथ् - <text:span text:style-name="T1">(X) </text:span>कथ<text:span text:style-name="T1">यति</text:span> - говорит</text:p>
      <text:p text:style-name="P4">२) √यज् - <text:span text:style-name="T1">(I) </text:span>यजति - приносит жертву, поклоня<text:span text:style-name="T1">ет</text:span>ся</text:p>
      <text:p text:style-name="P4">३) √नी - <text:span text:style-name="T1">(I) </text:span>नयाति - <text:span text:style-name="T1">ведёт</text:span></text:p>
      <text:p text:style-name="P4">४) √इष् - (VI irreg.<text:span text:style-name="T1">)</text:span> इच्छति - <text:span text:style-name="T1">желает</text:span></text:p>
      <text:p text:style-name="P4">५) √स्निह् - <text:span text:style-name="T1">(IV</text:span><text:span text:style-name="T2">) </text:span><text:span text:style-name="T1">स्निहति - любит</text:span></text:p>
      <text:p text:style-name="P4">६) √शुच् - <text:span text:style-name="T1">(I) शोचति -скорбит</text:span></text:p>
      <text:p text:style-name="P4">७) √पूज् - <text:span text:style-name="T1">(X) – पूजयति - поклоняться, чтить</text:span></text:p>
      <text:p text:style-name="P4">८) √भू - <text:span text:style-name="T1">(I) भवति - быть, существовать</text:span></text:p>
      <text:p text:style-name="P4">९) √क्षिप् - <text:span text:style-name="T1">(VI) √क्षिपति - бросать</text:span></text:p>
      <text:p text:style-name="P4">१०) √मुच् - <text:span text:style-name="T1">(IV) – </text:span><text:span text:style-name="T3">मुञ्चति </text:span><text:span text:style-name="T1">- освобождать</text:span></text:p>
      <text:p text:style-name="P4">११) √जि - <text:span text:style-name="T1">(I) जयति - побеждать, завоёвывать</text:span></text:p>
      <text:p text:style-name="P4">१२) √स्मृ - <text:span text:style-name="T1">(I) स्मरति - помнить</text:span></text:p>
      <text:p text:style-name="P4">१३) √दृश् - (IV irreg.) - पश्यति - <text:span text:style-name="T1">смотреть, видеть</text:span></text:p>
      <text:p text:style-name="P4">3) The roots below are given in the grade in which they would appear in a dictionary. Identify</text:p>
      <text:p text:style-name="P4">what grade they are in, and form the other two grades. If the root ends in a vowel, give each</text:p>
      <text:p text:style-name="P4">grade as it would appear a) before a vowel and b) before a consonant. (Note: Not all of these</text:p>
      <text:p text:style-name="P4">roots actually appear in all grades; this is intended just as an exercise.)</text:p>
      <text:p text:style-name="P4">Example: नी nī ‘to lead’ –› guṇa ने- ne-, vṛddhi नै- nai- (before a consonant), guṇa नय्- nay-,</text:p>
      <text:p text:style-name="P4">vṛddhi नाय्- nāy- (before a vowel).</text:p>
      <text:p text:style-name="P4"/>
      <text:p text:style-name="P4">१) √भू <text:span text:style-name="T1">быть –› <text:s/>भू –› भो\भव् –› भाै\भाव्</text:span></text:p>
      <text:p text:style-name="P4">२) √बुध् <text:span text:style-name="T1">будить, понимать - बुध् –› बोध् –› बैध्</text:span></text:p>
      <text:p text:style-name="P4">३) √कृ <text:span text:style-name="T1">делать, создавать</text:span> - <text:span text:style-name="T1"><text:s/>कृ –› कर् –› कार्</text:span></text:p>
      <text:p text:style-name="P4">४) √गम् <text:span text:style-name="T1">идти </text:span>- <text:span text:style-name="T1">ग्म् –› गम्–› गाम्</text:span></text:p>
      <text:p text:style-name="P4">५) √इ ‘to go’ - <text:s/>इ <text:span text:style-name="T1">–› अय्\ए –› आय्\ऎ</text:span></text:p>
      <text:p text:style-name="P4"><text:soft-page-break/>६) √कॢप् ‘to be suitable’ - कॢप्<text:span text:style-name="T1"> –› कल्प् <text:s/>–› काल्प्</text:span></text:p>
      <text:p text:style-name="P4">७) √भी ‘to fear’ - <text:span text:style-name="T1"><text:s/>भी –› भय् \ भे –› भाय् \ भै</text:span></text:p>
      <text:p text:style-name="P4">८) √मन् ‘to think’ - <text:span text:style-name="T1"><text:s/>मन् <text:s/>–› मन्–› मान्</text:span></text:p>
      <text:p text:style-name="P4">९) √जि <text:span text:style-name="T1">побеждать \ завоёвывать - जि –› जय् \ जे –› जाय् \ जै</text:span></text:p>
      <text:p text:style-name="P4">१०) √पत् <text:span text:style-name="T1">падать, летать – पत् –› पत् –› पात्</text:span></text:p>
      <text:p text:style-name="P4">११) √त्यज् <text:span text:style-name="T1">покидать, оставлять – त्यज् –› <text:s/>त्यज् –› त्याज्</text:span></text:p>
      <text:p text:style-name="P4">१२) √स्वप् ‘to sleep’ - स्वप्<text:span text:style-name="T1"> –› स्वप् –› स्वाप्</text:span></text:p>
      <text:p text:style-name="P4">4) The forms below are built from verbal roots that have already been introduced. Identify the</text:p>
      <text:p text:style-name="P4">roots and give them in whatever grade they would be listed in a dictionary. (Chapter 17 (‘Noun</text:p>
      <text:p text:style-name="P4">formation’) describes in detail how words are related to each other in Sanskrit.)</text:p>
      <text:p text:style-name="P4">१) भारः → √<text:span text:style-name="T1">भृ <text:s/>(I</text:span><text:span text:style-name="T2">) нести, держать</text:span></text:p>
      <text:p text:style-name="P4">२) हर्षः → √<text:span text:style-name="T1">हृष् (IV</text:span><text:span text:style-name="T2">) радоваться, быть счастливым</text:span></text:p>
      <text:p text:style-name="P4">३) लेखः → √लिख् - (VI<text:span text:style-name="T2">) писать</text:span></text:p>
      <text:p text:style-name="P4">४) क्षेपः → √क्षिप् - (VI<text:span text:style-name="T2">) бросать</text:span></text:p>
      <text:p text:style-name="P4">५) स्मृतिः → √स्मृ - (I<text:span text:style-name="T2">) помнить, вспоминать</text:span></text:p>
      <text:p text:style-name="P4">६) नतिः → √<text:span text:style-name="T1">नम् - <text:s/>(I</text:span><text:span text:style-name="T2">) <text:s/></text:span><text:span text:style-name="T1">кланяться, поклоняться</text:span></text:p>
      <text:p text:style-name="P4">७) पातः → √<text:span text:style-name="T1">पत् - (I) падать, летать</text:span></text:p>
      <text:p text:style-name="P4">८) चिन्ता → √<text:span text:style-name="T1">चिन्त् (X) думать, волноваться</text:span></text:p>
      <text:p text:style-name="P4">९) जेता → √<text:span text:style-name="T1">जि - (I) побеждать, завоёвывать</text:span></text:p>
      <text:p text:style-name="P4">१०) त्यागः → √त्यज - <text:span text:style-name="T1">(I) покидать, оставлять</text:span></text:p>
      <text:p text:style-name="P4">११) दर्शनम् → √दृश् - (IV<text:span text:style-name="T2">) видеть, смотреть</text:span> </text:p>
      <text:p text:style-name="P4">१२) स्नेहः → √स्निह् - (IV<text:span text:style-name="T2">) быть привязанным, любить </text:span></text:p>
      <text:p text:style-name="P4">१३) शोकः → √शुच् - <text:span text:style-name="T1">(I) скорбеть, причитать</text:span></text:p>
      <text:p text:style-name="P4">१४) नमः → √<text:span text:style-name="T1">नम् - <text:s/>(I</text:span><text:span text:style-name="T2">) <text:s/></text:span><text:span text:style-name="T1">кланяться, поклоняться</text:span></text:p>
      <text:p text:style-name="P4">१५) नेता → √<text:span text:style-name="T1">नी- <text:s/>(I</text:span><text:span text:style-name="T2">) <text:s/></text:span><text:span text:style-name="T1">вести</text:span></text:p>
      <text:p text:style-name="P4">१६) प्रभावः → √<text:span text:style-name="T1">भू</text:span> - <text:span text:style-name="T1">(I</text:span><text:span text:style-name="T2">) </text:span><text:span text:style-name="T1">быть, существовать</text:span></text:p>
      <text:p text:style-name="P4">१७) द्रवः → √द्रु - <text:s/><text:span text:style-name="T1">(I</text:span><text:span text:style-name="T2">) </text:span><text:span text:style-name="T1">бежать</text:span></text:p>
      <text:p text:style-name="P4">5) In Sanskrit, give the 3rd Sg forms of the causatives of the following verbs.</text:p>
      <text:p text:style-name="P4">Example: ‘to fall’: √पत् –› पातयति ‘he causes to fall; throws’</text:p>
      <text:p text:style-name="P4"><text:soft-page-break/>1) to mourn: √शुच्→ शो<text:span text:style-name="T4">य</text:span>चति → <text:span text:style-name="T4">заставляет скорбеть</text:span></text:p>
      <text:p text:style-name="P4">2) to lead: √नी → <text:span text:style-name="T4">नैयति → заставляет вести </text:span></text:p>
      <text:p text:style-name="P4">3) to love: √स्निह् → <text:span text:style-name="T4">स्नेहयति → влюблять</text:span></text:p>
      <text:p text:style-name="P4">4) to take: √हृ → <text:span text:style-name="T4">हरयति </text:span>→ <text:span text:style-name="T4">заставлять брать, давать</text:span></text:p>
      <text:p text:style-name="P4">5) to run→√द्रु → <text:span text:style-name="T4">द्रव्यति → заставлять бежать, гнать</text:span></text:p>
      <text:p text:style-name="P4">6) to stand √स्था → स्था<text:span text:style-name="T4">पयति</text:span>→ <text:span text:style-name="T4">устанавливать</text:span></text:p>
      <text:p text:style-name="P4">7) to grow √वृध् → व<text:span text:style-name="T4">ार्</text:span>ध<text:span text:style-name="T4">यति</text:span>→ <text:span text:style-name="T4">растить</text:span></text:p>
      <text:p text:style-name="P4">6) Review exercise: translate the following verb forms. Examples: रक्षसि – ‘you protect’</text:p>
      <text:p text:style-name="P4">१) शोचन्ति - <text:span text:style-name="T4">они скорбят</text:span></text:p>
      <text:p text:style-name="P4">२) भरथ – <text:span text:style-name="T4">вы держите</text:span></text:p>
      <text:p text:style-name="P4">३) तिष्ठति - <text:span text:style-name="T4">он стоит</text:span></text:p>
      <text:p text:style-name="P4">४) हृष्यथः - <text:span text:style-name="T4">вы двое радуетесь</text:span></text:p>
      <text:p text:style-name="P4">५) पूजयावः - <text:span text:style-name="T4">мы вдвоём почитаем</text:span></text:p>
      <text:p text:style-name="P4">६) बोधामि - <text:span text:style-name="T4">я просыпаюсь, я понимаю</text:span></text:p>
      <text:p text:style-name="P4">७) करोति - <text:span text:style-name="T4">он делает</text:span></text:p>
      <text:p text:style-name="P4">८) they cause (someone) to run - <text:span text:style-name="T4">द्रव्यति</text:span></text:p>
      <text:p text:style-name="P4">९) लिखसि - <text:span text:style-name="T4">ты пишешь</text:span></text:p>
      <text:p text:style-name="P4">१०) कथयथ – <text:span text:style-name="T4">(X) вы говорите</text:span></text:p>
      <text:p text:style-name="P4">११) इच्छामः- <text:span text:style-name="T4">мы желаем</text:span></text:p>
      <text:p text:style-name="P4">१२) स्मरतः - <text:span text:style-name="T4">они (двоем) помнят</text:span></text:p>
      <text:p text:style-name="P4">१३) त्यजन्ति - <text:span text:style-name="T4">они покидают</text:span></text:p>
      <text:p text:style-name="P4">१४) I see - पश्य<text:span text:style-name="T4">ामि</text:span></text:p>
      <text:p text:style-name="P4">१५) हरसि - <text:span text:style-name="T4">ты берёшь</text:span></text:p>
      <text:p text:style-name="P4">१६) you (Sg) bow - नम<text:span text:style-name="T4">सि</text:span></text:p>
      <text:p text:style-name="P4">१७) विशामि - <text:span text:style-name="T4">ты заходишь</text:span></text:p>
      <text:p text:style-name="P4">१८) भवति - <text:span text:style-name="T4">он живёт</text:span></text:p>
      <text:p text:style-name="P4">१९) भारयथः - <text:span text:style-name="T4">вы заставляете держать</text:span></text:p>
      <text:p text:style-name="P4">१०) वेशयसि - <text:span text:style-name="T4">caus., заставляешь заходить (приглашаешь?)</text:span></text:p>
      <text:p text:style-name="P4">7) Translate into English.</text:p>
      <text:p text:style-name="P4"><text:soft-page-break/>१)<text:tab/>प्रियं गृहं त्यजामः अश्वान् च नगरं प्रति नयामः ।</text:p>
      <text:p text:style-name="P2">любимый дом покидаем и коней к городу ведём.</text:p>
      <text:p text:style-name="P4">२)<text:tab/>मित्र अपि देवान् वचनैः श्लोकैः च पूजयसि ।</text:p>
      <text:p text:style-name="P2">друг даже богам словами и стихами поклоняется</text:p>
      <text:p text:style-name="P4">३) ईश्वराः पुरं वर्धयन्ति ।</text:p>
      <text:p text:style-name="P2">владыки город растят.</text:p>
      <text:p text:style-name="P4">४) बालौ किम् अत्र तिष्ठथः न च गृहे भवथः ।</text:p>
      <text:p text:style-name="P2">двое детей почему здесь стоите а не дома? </text:p>
      <text:p text:style-name="P4">५) बालः मित्रेण सह गृहात् द्रवति ।</text:p>
      <text:p text:style-name="P2">ребёнок с другом из дома убегает.</text:p>
      <text:p text:style-name="P4">६) शूराः नराः व्याघ्रं वनं प्रति द्रावयन्ति ।</text:p>
      <text:p text:style-name="P2">Смелые люди тигра в лес гонят.</text:p>
      <text:p text:style-name="P4">७) अपि क्षत्रियाः पापान् युद्धे पातयन्ति ।</text:p>
      <text:p text:style-name="P3">Даже кшатрии грехи в битве отбрасывают</text:p>
      <text:p text:style-name="P4">८) शूरः अश्वः व्याघ्रात् नरं रक्षति ।</text:p>
      <text:p text:style-name="P3">Смелый конь от тигра человека защищает.</text:p>
      <text:p text:style-name="P4">९) मित्राणि एव स्मरामि गृहं च नयामि ।</text:p>
      <text:p text:style-name="P3">Друзей только вспоминаю и домой веду.</text:p>
      <text:p text:style-name="P4">१०)<text:tab/>क्षत्रियाः अपि युद्धे पापं जयथ जनान् च नगरं प्रति नयथ ।</text:p>
      <text:p text:style-name="P3">Кшатрии даже в битве грех побеждаете и людей в город ведёте.</text:p>
      <text:p text:style-name="P4"/>
      <text:p text:style-name="P4">READINGS</text:p>
      <text:p text:style-name="P4">Like Father, Like Son</text:p>
      <text:p text:style-name="P4">अवश्यं पितुः आचारं पुत्रः समनुवर्तते ।</text:p>
      <text:p text:style-name="P1">Необходимо отца поведению сыну следовать</text:p>
      <text:p text:style-name="P4">न हि केतकवृक्षस्य भवति आमलकीफलम् ॥</text:p>
      <text:p text:style-name="P1">Ибо дерево кетаки не дает плоды (возникают плоды) амлаки (манго?) </text:p>
      <text:p text:style-name="P4"/>
      <text:p text:style-name="P4">The Natural Circle of Things</text:p>
      <text:p text:style-name="P4">अन्नात् भवन्ति भूतानि पर्जन्यात् अन्नसं भवः ।</text:p>
      <text:p text:style-name="P1"><text:soft-page-break/>Из пищи появляются живые существа, из дождя еда возникает.</text:p>
      <text:p text:style-name="P4">यज्ञात् भवति पर्जन्यः (...) ॥</text:p>
      <text:p text:style-name="P1">от ягьи возникает дождь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7P0" style:volatile="true">
      <number:currency-symbol number:language="en" number:country="AU">$</number:currency-symbol>
      <number:number number:decimal-places="0" number:min-decimal-places="0" number:min-integer-digits="1" number:grouping="true"/>
    </number:currency-style>
    <number:currency-style style:name="N107">
      <number:text>-</number:text>
      <number:currency-symbol number:language="en" number:country="AU">$</number:currency-symbol>
      <number:number number:decimal-places="0" number:min-decimal-places="0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8"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AU">$</number:currency-symbol>
      <number:number number:decimal-places="0" number:min-decimal-places="0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AU">$</number:currency-symbol>
      <number:number number:decimal-places="0" number:min-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AU">$</number:currency-symbol>
      <number:number number:decimal-places="2" number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AU">$</number:currency-symbol>
      <number:number number:decimal-places="2" number:min-decimal-places="0" number:min-integer-digits="1" number:decimal-replacement="--" number:grouping="true"/>
      <style:map style:condition="value()&gt;=0" style:apply-style-name="N111P0"/>
    </number:currency-style>
    <number:number-style style:name="N112P0" style:volatile="true">
      <number:number number:decimal-places="0" number:min-decimal-places="0" number:min-integer-digits="1" number:grouping="true"/>
      <number:text> </number:text>
    </number:number-style>
    <number:number-style style:name="N11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</number:text>
    </number:number-style>
    <number:number-style style:name="N113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3P0"/>
    </number:number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8T17:53:40.899347779</meta:creation-date>
    <dc:date>2025-02-28T17:53:46.557030911</dc:date>
    <meta:editing-duration>PT6S</meta:editing-duration>
    <meta:editing-cycles>1</meta:editing-cycles>
    <meta:document-statistic meta:table-count="0" meta:image-count="0" meta:object-count="0" meta:page-count="5" meta:paragraph-count="117" meta:word-count="955" meta:character-count="4412" meta:non-whitespace-character-count="3548"/>
    <meta:generator>LibreOffice/7.4.7.2$Linux_X86_64 LibreOffice_project/40$Build-2</meta:generator>
  </office:meta>
</office:document-meta>
</file>